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1]&amp;&quot;;&quot;&amp;[.B1]&amp;&quot;;&quot;&amp;[.C1]&amp;&quot;;&quot;&amp;[.D1]" office:value-type="string" office:string-value="1;1;&quot;bada1.wav&quot;;1">
            <text:p>1;1;"bada1.wav";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2]&amp;&quot;;&quot;&amp;[.B2]&amp;&quot;;&quot;&amp;[.C2]&amp;&quot;;&quot;&amp;[.D2]" office:value-type="string" office:string-value="1;2;&quot;bada1.wav&quot;;0">
            <text:p>1;2;"bada1.wav";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3]&amp;&quot;;&quot;&amp;[.B3]&amp;&quot;;&quot;&amp;[.C3]&amp;&quot;;&quot;&amp;[.D3]" office:value-type="string" office:string-value="1;3;&quot;bada1.wav&quot;;1">
            <text:p>1;3;"bada1.wav";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4]&amp;&quot;;&quot;&amp;[.B4]&amp;&quot;;&quot;&amp;[.C4]&amp;&quot;;&quot;&amp;[.D4]" office:value-type="string" office:string-value="1;4;&quot;bada1.wav&quot;;0">
            <text:p>1;4;"bada1.wav";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5]&amp;&quot;;&quot;&amp;[.B5]&amp;&quot;;&quot;&amp;[.C5]&amp;&quot;;&quot;&amp;[.D5]" office:value-type="string" office:string-value="1;5;&quot;bada1.wav&quot;;1">
            <text:p>1;5;"bada1.wav";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6]&amp;&quot;;&quot;&amp;[.B6]&amp;&quot;;&quot;&amp;[.C6]&amp;&quot;;&quot;&amp;[.D6]" office:value-type="string" office:string-value="1;6;&quot;bada1.wav&quot;;0">
            <text:p>1;6;"bada1.wav";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7]&amp;&quot;;&quot;&amp;[.B7]&amp;&quot;;&quot;&amp;[.C7]&amp;&quot;;&quot;&amp;[.D7]" office:value-type="string" office:string-value="1;7;&quot;bada1.wav&quot;;1">
            <text:p>1;7;"bada1.wav";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8]&amp;&quot;;&quot;&amp;[.B8]&amp;&quot;;&quot;&amp;[.C8]&amp;&quot;;&quot;&amp;[.D8]" office:value-type="string" office:string-value="1;8;&quot;bada1.wav&quot;;0">
            <text:p>1;8;"bada1.wav";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9]&amp;&quot;;&quot;&amp;[.B9]&amp;&quot;;&quot;&amp;[.C9]&amp;&quot;;&quot;&amp;[.D9]" office:value-type="string" office:string-value="1;9;&quot;bada1.wav&quot;;1">
            <text:p>1;9;"bada1.wav";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10]&amp;&quot;;&quot;&amp;[.B10]&amp;&quot;;&quot;&amp;[.C10]&amp;&quot;;&quot;&amp;[.D10]" office:value-type="string" office:string-value="1;10;&quot;bada1.wav&quot;;0">
            <text:p>1;10;"bada1.wav";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11]&amp;&quot;;&quot;&amp;[.B11]&amp;&quot;;&quot;&amp;[.C11]&amp;&quot;;&quot;&amp;[.D11]" office:value-type="string" office:string-value="1;11;&quot;bada1.wav&quot;;1">
            <text:p>1;11;"bada1.wav";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12]&amp;&quot;;&quot;&amp;[.B12]&amp;&quot;;&quot;&amp;[.C12]&amp;&quot;;&quot;&amp;[.D12]" office:value-type="string" office:string-value="2;1;&quot;bada1.wav&quot;;0">
            <text:p>2;1;"bada1.wav";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13]&amp;&quot;;&quot;&amp;[.B13]&amp;&quot;;&quot;&amp;[.C13]&amp;&quot;;&quot;&amp;[.D13]" office:value-type="string" office:string-value="2;2;&quot;bada1.wav&quot;;1">
            <text:p>2;2;"bada1.wav";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14]&amp;&quot;;&quot;&amp;[.B14]&amp;&quot;;&quot;&amp;[.C14]&amp;&quot;;&quot;&amp;[.D14]" office:value-type="string" office:string-value="2;3;&quot;bada1.wav&quot;;0">
            <text:p>2;3;"bada1.wav";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15]&amp;&quot;;&quot;&amp;[.B15]&amp;&quot;;&quot;&amp;[.C15]&amp;&quot;;&quot;&amp;[.D15]" office:value-type="string" office:string-value="2;4;&quot;bada1.wav&quot;;1">
            <text:p>2;4;"bada1.wav";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16]&amp;&quot;;&quot;&amp;[.B16]&amp;&quot;;&quot;&amp;[.C16]&amp;&quot;;&quot;&amp;[.D16]" office:value-type="string" office:string-value="2;5;&quot;bada1.wav&quot;;0">
            <text:p>2;5;"bada1.wav";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17]&amp;&quot;;&quot;&amp;[.B17]&amp;&quot;;&quot;&amp;[.C17]&amp;&quot;;&quot;&amp;[.D17]" office:value-type="string" office:string-value="2;6;&quot;bada1.wav&quot;;1">
            <text:p>2;6;"bada1.wav";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18]&amp;&quot;;&quot;&amp;[.B18]&amp;&quot;;&quot;&amp;[.C18]&amp;&quot;;&quot;&amp;[.D18]" office:value-type="string" office:string-value="2;7;&quot;bada1.wav&quot;;0">
            <text:p>2;7;"bada1.wav";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19]&amp;&quot;;&quot;&amp;[.B19]&amp;&quot;;&quot;&amp;[.C19]&amp;&quot;;&quot;&amp;[.D19]" office:value-type="string" office:string-value="2;8;&quot;bada1.wav&quot;;1">
            <text:p>2;8;"bada1.wav";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20]&amp;&quot;;&quot;&amp;[.B20]&amp;&quot;;&quot;&amp;[.C20]&amp;&quot;;&quot;&amp;[.D20]" office:value-type="string" office:string-value="2;9;&quot;bada1.wav&quot;;0">
            <text:p>2;9;"bada1.wav";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21]&amp;&quot;;&quot;&amp;[.B21]&amp;&quot;;&quot;&amp;[.C21]&amp;&quot;;&quot;&amp;[.D21]" office:value-type="string" office:string-value="2;10;&quot;bada1.wav&quot;;1">
            <text:p>2;10;"bada1.wav";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22]&amp;&quot;;&quot;&amp;[.B22]&amp;&quot;;&quot;&amp;[.C22]&amp;&quot;;&quot;&amp;[.D22]" office:value-type="string" office:string-value="2;11;&quot;bada1.wav&quot;;0">
            <text:p>2;11;"bada1.wav";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23]&amp;&quot;;&quot;&amp;[.B23]&amp;&quot;;&quot;&amp;[.C23]&amp;&quot;;&quot;&amp;[.D23]" office:value-type="string" office:string-value="3;1;&quot;bada1.wav&quot;;1">
            <text:p>3;1;"bada1.wav";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24]&amp;&quot;;&quot;&amp;[.B24]&amp;&quot;;&quot;&amp;[.C24]&amp;&quot;;&quot;&amp;[.D24]" office:value-type="string" office:string-value="3;2;&quot;bada1.wav&quot;;0">
            <text:p>3;2;"bada1.wav";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25]&amp;&quot;;&quot;&amp;[.B25]&amp;&quot;;&quot;&amp;[.C25]&amp;&quot;;&quot;&amp;[.D25]" office:value-type="string" office:string-value="3;3;&quot;bada1.wav&quot;;1">
            <text:p>3;3;"bada1.wav";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26]&amp;&quot;;&quot;&amp;[.B26]&amp;&quot;;&quot;&amp;[.C26]&amp;&quot;;&quot;&amp;[.D26]" office:value-type="string" office:string-value="3;4;&quot;bada1.wav&quot;;0">
            <text:p>3;4;"bada1.wav";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27]&amp;&quot;;&quot;&amp;[.B27]&amp;&quot;;&quot;&amp;[.C27]&amp;&quot;;&quot;&amp;[.D27]" office:value-type="string" office:string-value="3;5;&quot;bada1.wav&quot;;1">
            <text:p>3;5;"bada1.wav";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28]&amp;&quot;;&quot;&amp;[.B28]&amp;&quot;;&quot;&amp;[.C28]&amp;&quot;;&quot;&amp;[.D28]" office:value-type="string" office:string-value="3;6;&quot;bada1.wav&quot;;0">
            <text:p>3;6;"bada1.wav";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29]&amp;&quot;;&quot;&amp;[.B29]&amp;&quot;;&quot;&amp;[.C29]&amp;&quot;;&quot;&amp;[.D29]" office:value-type="string" office:string-value="3;7;&quot;bada1.wav&quot;;1">
            <text:p>3;7;"bada1.wav";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30]&amp;&quot;;&quot;&amp;[.B30]&amp;&quot;;&quot;&amp;[.C30]&amp;&quot;;&quot;&amp;[.D30]" office:value-type="string" office:string-value="3;8;&quot;bada1.wav&quot;;0">
            <text:p>3;8;"bada1.wav";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31]&amp;&quot;;&quot;&amp;[.B31]&amp;&quot;;&quot;&amp;[.C31]&amp;&quot;;&quot;&amp;[.D31]" office:value-type="string" office:string-value="3;9;&quot;bada1.wav&quot;;1">
            <text:p>3;9;"bada1.wav";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32]&amp;&quot;;&quot;&amp;[.B32]&amp;&quot;;&quot;&amp;[.C32]&amp;&quot;;&quot;&amp;[.D32]" office:value-type="string" office:string-value="3;10;&quot;bada1.wav&quot;;0">
            <text:p>3;10;"bada1.wav";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33]&amp;&quot;;&quot;&amp;[.B33]&amp;&quot;;&quot;&amp;[.C33]&amp;&quot;;&quot;&amp;[.D33]" office:value-type="string" office:string-value="3;11;&quot;bada1.wav&quot;;1">
            <text:p>3;11;"bada1.wav";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34]&amp;&quot;;&quot;&amp;[.B34]&amp;&quot;;&quot;&amp;[.C34]&amp;&quot;;&quot;&amp;[.D34]" office:value-type="string" office:string-value="4;1;&quot;bada1.wav&quot;;0">
            <text:p>4;1;"bada1.wav";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35]&amp;&quot;;&quot;&amp;[.B35]&amp;&quot;;&quot;&amp;[.C35]&amp;&quot;;&quot;&amp;[.D35]" office:value-type="string" office:string-value="4;2;&quot;bada1.wav&quot;;1">
            <text:p>4;2;"bada1.wav";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36]&amp;&quot;;&quot;&amp;[.B36]&amp;&quot;;&quot;&amp;[.C36]&amp;&quot;;&quot;&amp;[.D36]" office:value-type="string" office:string-value="4;3;&quot;bada1.wav&quot;;0">
            <text:p>4;3;"bada1.wav";0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37]&amp;&quot;;&quot;&amp;[.B37]&amp;&quot;;&quot;&amp;[.C37]&amp;&quot;;&quot;&amp;[.D37]" office:value-type="string" office:string-value="4;4;&quot;bada1.wav&quot;;1">
            <text:p>4;4;"bada1.wav";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38]&amp;&quot;;&quot;&amp;[.B38]&amp;&quot;;&quot;&amp;[.C38]&amp;&quot;;&quot;&amp;[.D38]" office:value-type="string" office:string-value="4;5;&quot;bada1.wav&quot;;0">
            <text:p>4;5;"bada1.wav";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39]&amp;&quot;;&quot;&amp;[.B39]&amp;&quot;;&quot;&amp;[.C39]&amp;&quot;;&quot;&amp;[.D39]" office:value-type="string" office:string-value="4;6;&quot;bada1.wav&quot;;1">
            <text:p>4;6;"bada1.wav";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40]&amp;&quot;;&quot;&amp;[.B40]&amp;&quot;;&quot;&amp;[.C40]&amp;&quot;;&quot;&amp;[.D40]" office:value-type="string" office:string-value="4;7;&quot;bada1.wav&quot;;0">
            <text:p>4;7;"bada1.wav";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41]&amp;&quot;;&quot;&amp;[.B41]&amp;&quot;;&quot;&amp;[.C41]&amp;&quot;;&quot;&amp;[.D41]" office:value-type="string" office:string-value="4;8;&quot;bada1.wav&quot;;1">
            <text:p>4;8;"bada1.wav";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42]&amp;&quot;;&quot;&amp;[.B42]&amp;&quot;;&quot;&amp;[.C42]&amp;&quot;;&quot;&amp;[.D42]" office:value-type="string" office:string-value="4;9;&quot;bada1.wav&quot;;0">
            <text:p>4;9;"bada1.wav";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"bada1.wav"</text:p>
          </table:table-cell>
          <table:table-cell office:value-type="float" office:value="1">
            <text:p>1</text:p>
          </table:table-cell>
          <table:table-cell table:formula="of:=[.A43]&amp;&quot;;&quot;&amp;[.B43]&amp;&quot;;&quot;&amp;[.C43]&amp;&quot;;&quot;&amp;[.D43]" office:value-type="string" office:string-value="4;10;&quot;bada1.wav&quot;;1">
            <text:p>4;10;"bada1.wav";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"bada1.wav"</text:p>
          </table:table-cell>
          <table:table-cell office:value-type="float" office:value="0">
            <text:p>0</text:p>
          </table:table-cell>
          <table:table-cell table:formula="of:=[.A44]&amp;&quot;;&quot;&amp;[.B44]&amp;&quot;;&quot;&amp;[.C44]&amp;&quot;;&quot;&amp;[.D44]" office:value-type="string" office:string-value="4;11;&quot;bada1.wav&quot;;0">
            <text:p>4;11;"bada1.wav";0</text:p>
          </table:table-cell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4-10-23T11:11:51</meta:creation-date>
    <dc:date>2014-10-23T12:11:45</dc:date>
    <dc:creator>Chris Run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20" meta:object-count="0"/>
  </office:meta>
</office:document-meta>
</file>